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officeooo:rsid="00112162" officeooo:paragraph-rsid="00112162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lib.h&gt;</text:p>
      <text:p text:style-name="P1">#include &lt;ctime&gt;</text:p>
      <text:p text:style-name="P1">#include &lt;stdio.h&gt;</text:p>
      <text:p text:style-name="P1">#include &lt;stdlib.h&gt;</text:p>
      <text:p text:style-name="P1">#include &lt;sys/time.h&gt;</text:p>
      <text:p text:style-name="P1">#include &lt;string&gt;</text:p>
      <text:p text:style-name="P1">#include &lt;iostream&gt;</text:p>
      <text:p text:style-name="P1">using namespace std;</text:p>
      <text:p text:style-name="P1"/>
      <text:p text:style-name="P1">#define _NUMEROCASOS 1</text:p>
      <text:p text:style-name="P1">#define _NUMEROVALORES 1</text:p>
      <text:p text:style-name="P1"/>
      <text:p text:style-name="P1">int progreso = 0;</text:p>
      <text:p text:style-name="P1">int n = _NUMEROCASOS;</text:p>
      <text:p text:style-name="P1">int incremento = _NUMEROCASOS /_NUMEROVALORES;</text:p>
      <text:p text:style-name="P1"/>
      <text:p text:style-name="P1">//Función para la barra de progreso</text:p>
      <text:p text:style-name="P1">void barraProgreso(int i){</text:p>
      <text:p text:style-name="P1"/>
      <text:p text:style-name="P1"><text:tab/>int aux = (((i/incremento)*100)/_NUMEROVALORES)+1;</text:p>
      <text:p text:style-name="P1"/>
      <text:p text:style-name="P1"><text:tab/>if(aux &gt; progreso){</text:p>
      <text:p text:style-name="P1"><text:tab/><text:tab/>fprintf(stderr,"%d%%\r",aux);</text:p>
      <text:p text:style-name="P1"><text:tab/><text:tab/>progreso = aux;</text:p>
      <text:p text:style-name="P1"><text:tab/>}</text:p>
      <text:p text:style-name="P1"><text:tab/>else progreso = aux;</text:p>
      <text:p text:style-name="P1"><text:tab/>if(progreso == 100) fprintf(stderr,"\n");</text:p>
      <text:p text:style-name="P1">}</text:p>
      <text:p text:style-name="P1"/>
      <text:p text:style-name="P1">//Función para sacar el tiempo.</text:p>
      <text:p text:style-name="P1">long long mseconds(){</text:p>
      <text:p text:style-name="P1"><text:tab/>struct timeval t;</text:p>
      <text:p text:style-name="P1"><text:tab/>gettimeofday(&amp;t,NULL);</text:p>
      <text:p text:style-name="P1"><text:tab/>return t.tv_sec*100000+t.tv_usec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ool <text:span text:style-name="T1">esConsonante</text:span>(char c){</text:p>
      <text:p text:style-name="P1"><text:tab/>if(('a' == c)||('e' == c)||('i' == c)||('o' == c)||('u' == c)) return false;</text:p>
      <text:p text:style-name="P1"><text:tab/>return true;</text:p>
      <text:p text:style-name="P1">}</text:p>
      <text:p text:style-name="P1"/>
      <text:p text:style-name="P1">string <text:span text:style-name="T1">iterativo</text:span>(string cadena){</text:p>
      <text:p text:style-name="P1"><text:tab/>//INICIALIZACION DE VARIABLES</text:p>
      <text:p text:style-name="P1"><text:tab/>string cadenaActual = "";</text:p>
      <text:p text:style-name="P1"><text:tab/>string cadenaMaxima = "";</text:p>
      <text:p text:style-name="P1"><text:tab/>int buscando;//BUSCANDO REPRESENTA EL ESTADO. SI ESTÁ A 0 ESTARÁ BUSCANDO CONSONANTE Y SI ESTÁ A 1 VOCALES.</text:p>
      <text:p text:style-name="P1"><text:tab/>//BUSCA LA PRIMIERA CONSONANTE</text:p>
      <text:p text:style-name="P1"><text:tab/>int i = 0;</text:p>
      <text:p text:style-name="P1"><text:tab/>while((i &lt; cadena.length())&amp;&amp;(!esConsonante(cadena[i]))) i++;</text:p>
      <text:p text:style-name="P1"><text:tab/>if(i &lt; cadena.length()){</text:p>
      <text:p text:style-name="P1"><text:tab/><text:tab/>//HA ENCONTRADO LA PRIMERA CONSONANTE Y EMPIEZA EL CICLO PARA BUSCAR LA CADENA <text:s/>DESESADA.</text:p>
      <text:p text:style-name="P1"><text:tab/><text:tab/>buscando = 1; //UNA VEZ QUE SE HA ENCONTRADO LA PRIMERA CONSONANTE SE EMPIEZA A BUSCAR UNA VOCAL.</text:p>
      <text:p text:style-name="P1"><text:tab/><text:tab/>cadenaActual = cadena[i];</text:p>
      <text:p text:style-name="P1"><text:tab/><text:tab/>for(int j = i+1; j &lt; cadena.length();j++){</text:p>
      <text:p text:style-name="P1"><text:tab/><text:tab/><text:tab/>if(buscando == 0){ //SI ESTÁ BUSCANDO CONSONANTE.</text:p>
      <text:p text:style-name="P1"><text:tab/><text:tab/><text:tab/><text:tab/>if(esConsonante(cadena[j])){ //SI ES CONSONANTE.</text:p>
      <text:p text:style-name="P1"><text:tab/><text:tab/><text:tab/><text:tab/><text:tab/>cadenaActual = cadenaActual + cadena[j];</text:p>
      <text:p text:style-name="P1"><text:tab/><text:tab/><text:tab/><text:tab/><text:tab/>buscando = 1;</text:p>
      <text:p text:style-name="P1"><text:tab/><text:tab/><text:tab/><text:tab/>} else {</text:p>
      <text:p text:style-name="P1"><text:tab/><text:tab/><text:tab/><text:tab/><text:tab/>cadenaActual = "";</text:p>
      <text:p text:style-name="P1"><text:tab/><text:tab/><text:tab/><text:tab/>}</text:p>
      <text:p text:style-name="P1"><text:tab/><text:tab/><text:tab/>} else { //PARA QUE LEA UNA LETRA EN CADA ITERACION.</text:p>
      <text:p text:style-name="P1"><text:tab/><text:tab/><text:tab/><text:tab/>if(buscando == 1){//SI ESTÁ BUSCANDO UNA VOCAL.</text:p>
      <text:p text:style-name="P1"><text:tab/><text:tab/><text:tab/><text:tab/><text:tab/>if(!esConsonante(cadena[j])){//SI ES VOCAL.</text:p>
      <text:p text:style-name="P1"><text:tab/><text:tab/><text:tab/><text:tab/><text:tab/><text:tab/>cadenaActual = cadenaActual + cadena[j];</text:p>
      <text:p text:style-name="P1"><text:tab/><text:tab/><text:tab/><text:tab/><text:tab/><text:tab/>if(cadenaActual.length() &gt; cadenaMaxima.length()) cadenaMaxima = cadenaActual; </text:p>
      <text:p text:style-name="P1"><text:tab/><text:tab/><text:tab/><text:tab/><text:tab/><text:tab/>buscando = 0;</text:p>
      <text:p text:style-name="P1"><text:tab/><text:tab/><text:tab/><text:tab/><text:tab/>} else {</text:p>
      <text:p text:style-name="P1"><text:tab/><text:tab/><text:tab/><text:tab/><text:tab/><text:tab/>cadenaActual = cadena[j];</text:p>
      <text:p text:style-name="P1"><text:tab/><text:tab/><text:tab/><text:tab/><text:tab/><text:tab/>buscando = 1;</text:p>
      <text:p text:style-name="P1"><text:tab/><text:tab/><text:tab/><text:tab/><text:tab/>}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<text:tab/>//CUANDO ACABA LA ITERACION DEVOLVEMOS EL RESULTADO.</text:p>
      <text:p text:style-name="P1"><text:tab/><text:tab/>return cadenaMaxima;</text:p>
      <text:p text:style-name="P1"><text:tab/>} else {</text:p>
      <text:p text:style-name="P1"><text:soft-page-break/><text:tab/><text:tab/>//SI NO HAY CONSONANTES DEVUELVE LA CADENA VACIA.</text:p>
      <text:p text:style-name="P1"><text:tab/><text:tab/>return "";</text:p>
      <text:p text:style-name="P1"><text:tab/>}</text:p>
      <text:p text:style-name="P1">}</text:p>
      <text:p text:style-name="P1"/>
      <text:p text:style-name="P1">bool <text:span text:style-name="T1">esVC</text:span>(string a){</text:p>
      <text:p text:style-name="P1"><text:tab/>if((!esConsonante(a[0]))&amp;&amp;(esConsonante(a[1]))) return true;</text:p>
      <text:p text:style-name="P1"><text:tab/>return false;</text:p>
      <text:p text:style-name="P1">}</text:p>
      <text:p text:style-name="P1"/>
      <text:p text:style-name="P1">bool <text:span text:style-name="T1">esCV</text:span>(string a){</text:p>
      <text:p text:style-name="P1"><text:tab/>if((esConsonante(a[0]))&amp;&amp;(!esConsonante(a[1]))) return true;</text:p>
      <text:p text:style-name="P1"><text:tab/>return false;</text:p>
      <text:p text:style-name="P1">}</text:p>
      <text:p text:style-name="P1"/>
      <text:p text:style-name="P1">string <text:span text:style-name="T1">max</text:span>(string cad1, string cad2){</text:p>
      <text:p text:style-name="P1"><text:tab/>if(cad1.size() &gt;= cad2.size()) return cad1;</text:p>
      <text:p text:style-name="P1"><text:tab/>return cad2;</text:p>
      <text:p text:style-name="P1">}</text:p>
      <text:p text:style-name="P1"/>
      <text:p text:style-name="P1">string <text:span text:style-name="T1">max</text:span>(string cad1, string cad2, string cad3){</text:p>
      <text:p text:style-name="P1"><text:tab/>if((cad1.size() &gt;= cad2.size())&amp;&amp;(cad1.size() &gt;= cad3.size())) return cad1;</text:p>
      <text:p text:style-name="P1"><text:tab/>if((cad2.size() &gt; cad1.size())&amp;&amp;(cad2.size() &gt; cad3.size())) return cad2;</text:p>
      <text:p text:style-name="P1"><text:tab/>return cad3;</text:p>
      <text:p text:style-name="P1">}</text:p>
      <text:p text:style-name="P1">string <text:span text:style-name="T1">combinar</text:span>(string cadena, string izq, string der){</text:p>
      <text:p text:style-name="P1"><text:tab/>string solucionI = "";</text:p>
      <text:p text:style-name="P1"><text:tab/>string solucionD = "";</text:p>
      <text:p text:style-name="P1"><text:tab/>string cadenaCentral = "";</text:p>
      <text:p text:style-name="P1"><text:tab/>cadenaCentral = cadena.substr(((cadena.size()/2)-1),2);</text:p>
      <text:p text:style-name="P1"><text:tab/>//CASOS BASE</text:p>
      <text:p text:style-name="P1"><text:tab/>if(cadena.size() == 1){</text:p>
      <text:p text:style-name="P1"><text:tab/><text:tab/>return "";</text:p>
      <text:p text:style-name="P1"><text:tab/>}</text:p>
      <text:p text:style-name="P1"><text:tab/>if(cadena.size() == 2){</text:p>
      <text:p text:style-name="P1"><text:tab/><text:tab/>if (esCV(cadena)) return cadena;</text:p>
      <text:p text:style-name="P1"><text:tab/><text:tab/>else return "";</text:p>
      <text:p text:style-name="P1"><text:tab/>}</text:p>
      <text:p text:style-name="P1"><text:tab/>if(cadena.size() == 3){</text:p>
      <text:p text:style-name="P1"><text:tab/><text:tab/>if(esCV(cadenaCentral)) return cadenaCentral;</text:p>
      <text:p text:style-name="P1"><text:tab/><text:tab/>else return der;</text:p>
      <text:p text:style-name="P1"><text:soft-page-break/><text:tab/>}</text:p>
      <text:p text:style-name="P1"><text:tab/>if(cadena.size() == 4){</text:p>
      <text:p text:style-name="P1"><text:tab/><text:tab/>if(esCV(cadenaCentral)){</text:p>
      <text:p text:style-name="P1"><text:tab/><text:tab/><text:tab/>return cadenaCentral;</text:p>
      <text:p text:style-name="P1"><text:tab/><text:tab/>} else {</text:p>
      <text:p text:style-name="P1"><text:tab/><text:tab/><text:tab/>return max(izq,der);</text:p>
      <text:p text:style-name="P1"><text:tab/><text:tab/>}</text:p>
      <text:p text:style-name="P1"><text:tab/>}</text:p>
      <text:p text:style-name="P1"><text:tab/>if(cadena.size() == 5){</text:p>
      <text:p text:style-name="P1"><text:tab/><text:tab/>if(esCV(cadenaCentral)){</text:p>
      <text:p text:style-name="P1"><text:tab/><text:tab/><text:tab/>if(esCV(cadena.substr(3,2))) return cadenaCentral+cadena.substr(3,2);</text:p>
      <text:p text:style-name="P1"><text:tab/><text:tab/><text:tab/>else return cadenaCentral;</text:p>
      <text:p text:style-name="P1"><text:tab/><text:tab/>}else {</text:p>
      <text:p text:style-name="P1"><text:tab/><text:tab/><text:tab/>string auxI = cadena.substr(0,2);</text:p>
      <text:p text:style-name="P1"><text:tab/><text:tab/><text:tab/>string auxD = cadena.substr(2,2);</text:p>
      <text:p text:style-name="P1"><text:tab/><text:tab/><text:tab/>if(esCV(auxI)&amp;&amp;esCV(auxD)) {</text:p>
      <text:p text:style-name="P1"><text:tab/><text:tab/><text:tab/><text:tab/>//LA CADENA FORMADA POR LAS CUATRO LETRAS CENTRALES ES CORRECTA.</text:p>
      <text:p text:style-name="P1"><text:tab/><text:tab/><text:tab/><text:tab/>return auxI+auxD;</text:p>
      <text:p text:style-name="P1"><text:tab/><text:tab/><text:tab/>} else {</text:p>
      <text:p text:style-name="P1"><text:tab/><text:tab/><text:tab/><text:tab/>return max(der,izq);</text:p>
      <text:p text:style-name="P1"><text:tab/><text:tab/><text:tab/>}</text:p>
      <text:p text:style-name="P1"><text:tab/><text:tab/>}</text:p>
      <text:p text:style-name="P1"><text:tab/>}</text:p>
      <text:p text:style-name="P1"><text:tab/>if((cadena.size() == 6)||(cadena.size() == 7)){</text:p>
      <text:p text:style-name="P1"><text:tab/><text:tab/>if (esCV(cadenaCentral)){</text:p>
      <text:p text:style-name="P1"><text:tab/><text:tab/><text:tab/>if(esCV(cadena.substr(4,2))) cadenaCentral = cadenaCentral+cadena.substr(4,2);</text:p>
      <text:p text:style-name="P1"><text:tab/><text:tab/><text:tab/>if(esCV(cadena.substr(0,2))) cadenaCentral = cadena.substr(0,2)+cadenaCentral;</text:p>
      <text:p text:style-name="P1"><text:tab/><text:tab/><text:tab/>return cadenaCentral;</text:p>
      <text:p text:style-name="P1"><text:tab/><text:tab/>}else{</text:p>
      <text:p text:style-name="P1"><text:tab/><text:tab/><text:tab/>string auxI = cadena.substr(1,2);</text:p>
      <text:p text:style-name="P1"><text:tab/><text:tab/><text:tab/>string auxD = cadena.substr(3,2);</text:p>
      <text:p text:style-name="P1"><text:tab/><text:tab/><text:tab/>if(esCV(auxI)&amp;&amp;esCV(auxD)) {</text:p>
      <text:p text:style-name="P1"><text:tab/><text:tab/><text:tab/><text:tab/>//LA CADENA FORMADA POR LAS CUATRO LETRAS CENTRALES ES CORRECTA.</text:p>
      <text:p text:style-name="P1"><text:tab/><text:tab/><text:tab/><text:tab/>return max(auxI+auxD,der,izq);</text:p>
      <text:p text:style-name="P1"><text:tab/><text:tab/><text:tab/>} else {</text:p>
      <text:p text:style-name="P1"><text:tab/><text:tab/><text:tab/><text:tab/>return max(der,izq);</text:p>
      <text:p text:style-name="P1"><text:tab/><text:tab/><text:tab/>}</text:p>
      <text:p text:style-name="P1"><text:tab/><text:tab/>}</text:p>
      <text:p text:style-name="P1"><text:tab/>} else {</text:p>
      <text:p text:style-name="P1"><text:tab/> <text:s/>//SE OPTIENE LAS DOS LETRAS CENTRALES PARA POSTERIORMENTE PORDER IDENTIFICAR LOS CASOS.</text:p>
      <text:p text:style-name="P1"><text:tab/> <text:s/>if(esCV(cadenaCentral)){//SI LA CADENA CENTRAL ESTA FORMADA POR UNA VOCAL SEGUIDA DE UNA CONSONANTE.</text:p>
      <text:p text:style-name="P1"><text:soft-page-break/><text:tab/><text:tab/> <text:s/>//ITERACIÓN POR LA DERECHA DE LA CADENA HASTA QUE SE ACABE O HASTA QUE NO HAYA UNA COMBINACION VALIDA.</text:p>
      <text:p text:style-name="P1"><text:tab/><text:tab/> <text:s/>//WHILE ...</text:p>
      <text:p text:style-name="P1"><text:tab/><text:tab/> <text:s/>float y = 1;</text:p>
      <text:p text:style-name="P1"><text:tab/><text:tab/> <text:s/>while((y &lt;= cadena.size()-(cadena.size()/2))&amp;&amp;(esCV(cadena.substr(((cadena.size()/2)+y),2)))){</text:p>
      <text:p text:style-name="P1"><text:tab/><text:tab/><text:tab/> <text:s/>solucionD = solucionD + cadena.substr((cadena.size()/2)+y,2);</text:p>
      <text:p text:style-name="P1"><text:tab/><text:tab/><text:tab/> <text:s/>y+=2;</text:p>
      <text:p text:style-name="P1"><text:tab/><text:tab/> <text:s/>}</text:p>
      <text:p text:style-name="P1">//ITERACIÓN POR LA IZQUIERDA DE LA CADENA HASTA QUE SE ACABE O HASTA QUE NO HAYA UNA COMBINACION VALIDA.</text:p>
      <text:p text:style-name="P1"><text:tab/><text:tab/> <text:s/>//WHILE ...</text:p>
      <text:p text:style-name="P1"><text:tab/><text:tab/> <text:s/>float z = 1;</text:p>
      <text:p text:style-name="P1"><text:tab/><text:tab/> <text:s/>while((((cadena.size()/2)-z-2) &gt;= 0)&amp;&amp;(esCV(cadena.substr((cadena.size()/2)-z-2,2)))){</text:p>
      <text:p text:style-name="P1"><text:tab/><text:tab/><text:tab/> <text:s/>solucionI = cadena.substr((cadena.size()/2)-z-2,2) + solucionI;</text:p>
      <text:p text:style-name="P1"><text:tab/><text:tab/><text:tab/> <text:s/>z+=2;</text:p>
      <text:p text:style-name="P1"><text:tab/><text:tab/> <text:s/>}</text:p>
      <text:p text:style-name="P1"><text:tab/><text:tab/> <text:s/>return max(solucionI+cadenaCentral+solucionD,der,izq);</text:p>
      <text:p text:style-name="P1"><text:tab/> <text:s/>} else {</text:p>
      <text:p text:style-name="P1"><text:tab/><text:tab/> <text:s/>if (esVC(cadenaCentral)){//SI LA CADENA CENTRAL ESTA FORMADA POR UNA CONSONANTE SEGUIDA DE UNA VOCAL.</text:p>
      <text:p text:style-name="P1"><text:tab/>//ENCONTRAR LA SIGUIENTE LETRA POR LA IZQUIERDA PARA VER SI SE PUEDE ACOPLAR AL PRINCIPIO DE LA CADENA CENTRAL.</text:p>
      <text:p text:style-name="P1"><text:tab/><text:tab/><text:tab/> <text:s/>string auxI = cadena.substr(((cadena.size()/2)-2),2);</text:p>
      <text:p text:style-name="P1"><text:tab/><text:tab/><text:tab/>//ENCONTRAR LA SIGUIENTE LETRA POR LA DERECHA PARA VER SI SE PUEDE ACOPLAR POR EL FINAL DE LA CADENA.</text:p>
      <text:p text:style-name="P1"><text:tab/><text:tab/><text:tab/> <text:s/>string auxD = cadena.substr(((cadena.size()/2)),2);</text:p>
      <text:p text:style-name="P1"><text:tab/>//COMPROBAR SI SE PUEDEN AÑADIR LAS DOS CADENAS A LA CADENA CENTRAL, UNA POR DELANTE Y OTRA POR DETRAS.</text:p>
      <text:p text:style-name="P1"/>
      <text:p text:style-name="P1"><text:tab/><text:tab/><text:tab/> <text:s/>if(esCV(auxI)&amp;&amp;esCV(auxD)) {</text:p>
      <text:p text:style-name="P1"><text:tab/><text:tab/><text:tab/><text:tab/> <text:s/>//LA CADENA FORMADA POR LAS CUATRO LETRAS CENTRALES ES CORRECTA.</text:p>
      <text:p text:style-name="P1"><text:tab/><text:tab/><text:tab/><text:tab/> <text:s/>cadenaCentral = auxI+auxD;</text:p>
      <text:p text:style-name="P1"><text:tab/><text:tab/><text:tab/> <text:s/>}</text:p>
      <text:p text:style-name="P1"><text:tab/><text:tab/><text:tab/> <text:s/>else {</text:p>
      <text:p text:style-name="P1"><text:tab/><text:tab/><text:tab/><text:tab/> <text:s/>return max(der,izq);</text:p>
      <text:p text:style-name="P1"><text:tab/><text:tab/><text:tab/> <text:s/>}</text:p>
      <text:p text:style-name="P1"><text:tab/>//ITERACIÓN POR LA DERECHA DE LA CADENA HASTA QUE SE ACABE O HASTA QUE NO HAYA UNA COMBINACION VALIDA.</text:p>
      <text:p text:style-name="P1"><text:tab/><text:tab/><text:tab/> <text:s/>//WHILE ...</text:p>
      <text:p text:style-name="P1"><text:tab/><text:tab/><text:tab/> <text:s/>float y = 2;</text:p>
      <text:p text:style-name="P1"><text:tab/><text:tab/><text:tab/> <text:s/>while((y &lt;= cadena.size()-(cadena.size()/2))&amp;&amp;(esCV(cadena.substr(((cadena.size()/2)+y),2)))){</text:p>
      <text:p text:style-name="P1"><text:tab/><text:tab/><text:tab/><text:tab/> <text:s/>solucionD = solucionD + cadena.substr(((cadena.size()/2)+y),2);</text:p>
      <text:p text:style-name="P1"><text:tab/><text:tab/><text:tab/><text:tab/> <text:s/>y+=2;</text:p>
      <text:p text:style-name="P1"><text:tab/><text:tab/><text:tab/> <text:s/>}</text:p>
      <text:p text:style-name="P1"><text:tab/>//ITERACIÓN POR LA IZQUIERDA DE LA CADENA HASTA QUE SE ACABE O HASTA QUE NO HAYA UNA COMBINACION VALIDA.</text:p>
      <text:p text:style-name="P1"><text:tab/><text:tab/><text:tab/> <text:s/>//wHILE ...</text:p>
      <text:p text:style-name="P1"><text:tab/><text:tab/><text:tab/> <text:s/>float z = 2;</text:p>
      <text:p text:style-name="P1"><text:tab/><text:tab/><text:tab/> <text:s/>while((((cadena.size()/2)-z-2) &gt;= 0)&amp;&amp;(esCV(cadena.substr((cadena.size()/2)-z-2,2)))){</text:p>
      <text:p text:style-name="P1"><text:soft-page-break/><text:tab/><text:tab/><text:tab/><text:tab/> <text:s/>solucionI = cadena.substr((cadena.size()/2)-z-2,2) + solucionI;</text:p>
      <text:p text:style-name="P1"><text:tab/><text:tab/><text:tab/><text:tab/> <text:s/>z+=2;</text:p>
      <text:p text:style-name="P1"><text:tab/><text:tab/><text:tab/> <text:s/>}</text:p>
      <text:p text:style-name="P1"><text:tab/><text:tab/><text:tab/> <text:s/>return max(solucionI+cadenaCentral+solucionD,der,izq);</text:p>
      <text:p text:style-name="P1"><text:tab/><text:tab/> <text:s/>}</text:p>
      <text:p text:style-name="P1"><text:tab/> <text:s/>}</text:p>
      <text:p text:style-name="P1"><text:tab/> <text:s/>return max(der,izq);</text:p>
      <text:p text:style-name="P1"><text:s text:c="2"/>}</text:p>
      <text:p text:style-name="P1">}</text:p>
      <text:p text:style-name="P1"/>
      <text:p text:style-name="P1">string <text:span text:style-name="T1">maxConsVocal</text:span>(string cadena,int n){</text:p>
      <text:p text:style-name="P1"><text:tab/>if(n &lt;= 1){</text:p>
      <text:p text:style-name="P1"><text:tab/><text:tab/>return iterativo(cadena);</text:p>
      <text:p text:style-name="P1"><text:tab/>}</text:p>
      <text:p text:style-name="P1"><text:tab/>string cad1 = cadena.substr(0,n/2);</text:p>
      <text:p text:style-name="P1"><text:tab/>string cad2 = cadena.substr(n/2,n-(n/2));</text:p>
      <text:p text:style-name="P1"><text:tab/>return combinar(cadena,maxConsVocal(cad1,(n/2)),maxConsVocal(cad2,(n-(n/2))));</text:p>
      <text:p text:style-name="P1">}</text:p>
      <text:p text:style-name="P1"/>
      <text:p text:style-name="P1">string <text:span text:style-name="T1">generarCadena</text:span>(int n){</text:p>
      <text:p text:style-name="P1"><text:tab/>string solucion;</text:p>
      <text:p text:style-name="P1"><text:tab/>int num,prob;</text:p>
      <text:p text:style-name="P1"><text:tab/>char c;</text:p>
      <text:p text:style-name="P1"><text:tab/>string vocales = "aeiou";</text:p>
      <text:p text:style-name="P1"><text:tab/>for(int i = 0; i &lt; n; i++){</text:p>
      <text:p text:style-name="P1"><text:tab/><text:tab/>prob=1+rand()%(10-1);</text:p>
      <text:p text:style-name="P1"><text:tab/><text:tab/>if(prob &gt; 4){</text:p>
      <text:p text:style-name="P1"><text:tab/><text:tab/><text:tab/>num = rand()%5;</text:p>
      <text:p text:style-name="P1"><text:tab/><text:tab/><text:tab/>solucion += vocales[num];</text:p>
      <text:p text:style-name="P1"><text:tab/><text:tab/>}</text:p>
      <text:p text:style-name="P1"><text:tab/><text:tab/>else {</text:p>
      <text:p text:style-name="P1"><text:tab/><text:tab/><text:tab/>//generar numero aleatorio entre 97 - 122 (rango de minusculas)</text:p>
      <text:p text:style-name="P1"><text:tab/><text:tab/><text:tab/>num=97+rand()%(122-97);</text:p>
      <text:p text:style-name="P1"><text:tab/><text:tab/><text:tab/>//combertir el numero a char</text:p>
      <text:p text:style-name="P1"><text:tab/><text:tab/><text:tab/>c = (char)num;</text:p>
      <text:p text:style-name="P1"><text:tab/><text:tab/><text:tab/>//añadir el caracter a la cadena</text:p>
      <text:p text:style-name="P1"><text:tab/><text:tab/><text:tab/>solucion += c;</text:p>
      <text:p text:style-name="P1"><text:tab/><text:tab/>}</text:p>
      <text:p text:style-name="P1"><text:tab/>}</text:p>
      <text:p text:style-name="P1"><text:tab/>return solucion;</text:p>
      <text:p text:style-name="P1">}</text:p>
      <text:p text:style-name="P1"><text:soft-page-break/></text:p>
      <text:p text:style-name="P1">//////////////////////////////////////////////////////////////</text:p>
      <text:p text:style-name="P1">//////////// <text:s text:c="7"/>PROGRAMA PRINCIPAL <text:s text:c="7"/>////////////////</text:p>
      <text:p text:style-name="P1">//////////////////////////////////////////////////////////////</text:p>
      <text:p text:style-name="P1"/>
      <text:p text:style-name="P1">int main (void)</text:p>
      <text:p text:style-name="P1">{</text:p>
      <text:p text:style-name="P1"><text:tab/>srand(time(NULL));</text:p>
      <text:p text:style-name="P1"><text:tab/>//Variables.</text:p>
      <text:p text:style-name="P1"><text:tab/>int m,base;</text:p>
      <text:p text:style-name="P1"><text:tab/>long long int val;</text:p>
      <text:p text:style-name="P1"><text:tab/>base = 0;</text:p>
      <text:p text:style-name="P1"><text:tab/>long long int tiempoIni,tiempoFin;</text:p>
      <text:p text:style-name="P1"><text:tab/>////////////////////////</text:p>
      <text:p text:style-name="P1"><text:tab/>/*</text:p>
      <text:p text:style-name="P1"><text:s text:c="2"/>//Se pintan los indices.</text:p>
      <text:p text:style-name="P1"><text:s text:c="2"/>printf("n\t");</text:p>
      <text:p text:style-name="P1"><text:s text:c="2"/>for(int i = 1;i &lt;= n; i+=incremento) printf("%d\t",i);</text:p>
      <text:p text:style-name="P1"><text:s text:c="4"/>printf("\nTiempo\t");</text:p>
      <text:p text:style-name="P1"><text:s text:c="2"/>/////////////////////////</text:p>
      <text:p text:style-name="P1"><text:s text:c="3"/>fprintf(stderr,"Se van a genererar %d datos\n", _NUMEROCASOS);</text:p>
      <text:p text:style-name="P1"><text:s text:c="2"/>for(int i = 1; i &lt;= n; i+=incremento){</text:p>
      <text:p text:style-name="P1"><text:s text:c="10"/>tiempoIni = mseconds();</text:p>
      <text:p text:style-name="P1"><text:tab/> */</text:p>
      <text:p text:style-name="P1"/>
      <text:p text:style-name="P1"/>
      <text:p text:style-name="P1"><text:tab/>///////////////////////////////////////////////////</text:p>
      <text:p text:style-name="P1"/>
      <text:p text:style-name="P1"/>
      <text:p text:style-name="P1"><text:tab/>string cadena = generarCadena(500);</text:p>
      <text:p text:style-name="P1"><text:tab/>cerr &lt;&lt; "La cadena es " &lt;&lt; cadena &lt;&lt; endl;</text:p>
      <text:p text:style-name="P1"><text:tab/>cerr &lt;&lt; "Cadena final (iterativa): " &lt;&lt; iterativo(cadena) &lt;&lt; endl;</text:p>
      <text:p text:style-name="P1"><text:tab/>cerr &lt;&lt; "Cadena final (recursivo): " &lt;&lt; maxConsVocal(cadena,cadena.length()) &lt;&lt; endl;</text:p>
      <text:p text:style-name="P1"/>
      <text:p text:style-name="P1"><text:tab/>///////////////////////////////////////////////////</text:p>
      <text:p text:style-name="P1"><text:tab/>/*</text:p>
      <text:p text:style-name="P1"><text:s text:c="10"/>tiempoFin = mseconds();</text:p>
      <text:p text:style-name="P1"><text:s text:c="10"/>barraProgreso(i);</text:p>
      <text:p text:style-name="P1"><text:s text:c="10"/>val=(tiempoFin-tiempoIni);</text:p>
      <text:p text:style-name="P1"><text:s text:c="10"/>/*</text:p>
      <text:p text:style-name="P1"><text:s text:c="10"/>if(val&lt;0){</text:p>
      <text:p text:style-name="P1"><text:soft-page-break/><text:s text:c="12"/>fprintf(stderr, "error\n");</text:p>
      <text:p text:style-name="P1"><text:s text:c="10"/>}</text:p>
      <text:p text:style-name="P1"/>
      <text:p text:style-name="P1"><text:s text:c="4"/>//fprintf(stderr, "%lld %lld %d\n", tiempoIni, tiempoFin, abs(val));</text:p>
      <text:p text:style-name="P1"/>
      <text:p text:style-name="P1"><text:s text:c="4"/>if(val&gt;0)printf("%lld\t",val);</text:p>
      <text:p text:style-name="P1"><text:tab/> */</text:p>
      <text:p text:style-name="P1"/>
      <text:p text:style-name="P1"/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0:11:31.061455165</meta:creation-date>
    <dc:date>2017-04-05T20:17:03.229723836</dc:date>
    <meta:editing-duration>PT5M32S</meta:editing-duration>
    <meta:editing-cycles>1</meta:editing-cycles>
    <meta:document-statistic meta:table-count="0" meta:image-count="0" meta:object-count="0" meta:page-count="8" meta:paragraph-count="266" meta:word-count="982" meta:character-count="8331" meta:non-whitespace-character-count="6956"/>
    <meta:generator>LibreOffice/5.1.6.2$Linux_X86_64 LibreOffice_project/10m0$Build-2</meta:generator>
  </office:meta>
</office:document-meta>
</file>